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autoencoder_summar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n_iter</text:p>
          </table:table-cell>
        </table:table-row>
        <table:table-row table:style-name="ro1">
          <table:table-cell office:value-type="string" calcext:value-type="string">
            <text:p>20-10-5-10-20</text:p>
          </table:table-cell>
          <table:table-cell office:value-type="float" office:value="0.00280203466838" calcext:value-type="float">
            <text:p>0.00280203466838</text:p>
          </table:table-cell>
          <table:table-cell office:value-type="float" office:value="0.00288459866871" calcext:value-type="float">
            <text:p>0.00288459866871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50-10-5-10-20</text:p>
          </table:table-cell>
          <table:table-cell office:value-type="float" office:value="0.00280203469073" calcext:value-type="float">
            <text:p>0.00280203469073</text:p>
          </table:table-cell>
          <table:table-cell office:value-type="float" office:value="0.00288459873802" calcext:value-type="float">
            <text:p>0.0028845987380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0-10-5-10-20</text:p>
          </table:table-cell>
          <table:table-cell office:value-type="float" office:value="0.000689193625" calcext:value-type="float">
            <text:p>0.000689193625</text:p>
          </table:table-cell>
          <table:table-cell office:value-type="float" office:value="0.000963980936835" calcext:value-type="float">
            <text:p>0.000963980936835</text:p>
          </table:table-cell>
          <table:table-cell office:value-type="float" office:value="5695" calcext:value-type="float">
            <text:p>5695</text:p>
          </table:table-cell>
        </table:table-row>
        <table:table-row table:style-name="ro1">
          <table:table-cell office:value-type="string" calcext:value-type="string">
            <text:p>20-10-5-10-50</text:p>
          </table:table-cell>
          <table:table-cell office:value-type="float" office:value="0.000681831620921" calcext:value-type="float">
            <text:p>0.000681831620921</text:p>
          </table:table-cell>
          <table:table-cell office:value-type="float" office:value="0.000859718041245" calcext:value-type="float">
            <text:p>0.000859718041245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50-10-5-10-50</text:p>
          </table:table-cell>
          <table:table-cell office:value-type="float" office:value="0.000716019318336" calcext:value-type="float">
            <text:p>0.000716019318336</text:p>
          </table:table-cell>
          <table:table-cell office:value-type="float" office:value="0.000972859162653" calcext:value-type="float">
            <text:p>0.000972859162653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string" calcext:value-type="string">
            <text:p>100-10-5-10-50</text:p>
          </table:table-cell>
          <table:table-cell office:value-type="float" office:value="0.000681580819246" calcext:value-type="float">
            <text:p>0.000681580819246</text:p>
          </table:table-cell>
          <table:table-cell office:value-type="float" office:value="0.000837759338157" calcext:value-type="float">
            <text:p>0.000837759338157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string" calcext:value-type="string">
            <text:p>20-10-5-10-100</text:p>
          </table:table-cell>
          <table:table-cell office:value-type="float" office:value="0.000714327791485" calcext:value-type="float">
            <text:p>0.000714327791485</text:p>
          </table:table-cell>
          <table:table-cell office:value-type="float" office:value="0.00082602799778" calcext:value-type="float">
            <text:p>0.00082602799778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50-10-5-10-100</text:p>
          </table:table-cell>
          <table:table-cell office:value-type="float" office:value="0.00280235640362" calcext:value-type="float">
            <text:p>0.00280235640362</text:p>
          </table:table-cell>
          <table:table-cell office:value-type="float" office:value="0.00288466116262" calcext:value-type="float">
            <text:p>0.0028846611626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0-10-5-10-100</text:p>
          </table:table-cell>
          <table:table-cell office:value-type="float" office:value="0.000691160919973" calcext:value-type="float">
            <text:p>0.000691160919973</text:p>
          </table:table-cell>
          <table:table-cell office:value-type="float" office:value="0.000866547163825" calcext:value-type="float">
            <text:p>0.000866547163825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table:style-name="ce1" office:value-type="string" calcext:value-type="string">
            <text:p>20-10-5-100-200</text:p>
          </table:table-cell>
          <table:table-cell table:style-name="ce1" office:value-type="float" office:value="0.000631156779462" calcext:value-type="float">
            <text:p>0.000631156779462</text:p>
          </table:table-cell>
          <table:table-cell table:style-name="ce1" office:value-type="float" office:value="0.000745223459874" calcext:value-type="float">
            <text:p>0.000745223459874</text:p>
          </table:table-cell>
          <table:table-cell table:style-name="ce1"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50-10-5-100-200</text:p>
          </table:table-cell>
          <table:table-cell office:value-type="float" office:value="0.000719889279424" calcext:value-type="float">
            <text:p>0.000719889279424</text:p>
          </table:table-cell>
          <table:table-cell office:value-type="float" office:value="0.000846959077645" calcext:value-type="float">
            <text:p>0.000846959077645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100-10-5-100-200</text:p>
          </table:table-cell>
          <table:table-cell office:value-type="float" office:value="0.000645901109341" calcext:value-type="float">
            <text:p>0.000645901109341</text:p>
          </table:table-cell>
          <table:table-cell office:value-type="float" office:value="0.000882051401869" calcext:value-type="float">
            <text:p>0.000882051401869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table:style-name="ce1" office:value-type="string" calcext:value-type="string">
            <text:p>20-10-5-100-500</text:p>
          </table:table-cell>
          <table:table-cell table:style-name="ce1" office:value-type="float" office:value="0.00064036242604" calcext:value-type="float">
            <text:p>0.00064036242604</text:p>
          </table:table-cell>
          <table:table-cell table:style-name="ce1" office:value-type="float" office:value="0.000748019871237" calcext:value-type="float">
            <text:p>0.000748019871237</text:p>
          </table:table-cell>
          <table:table-cell table:style-name="ce1"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50-10-5-100-500</text:p>
          </table:table-cell>
          <table:table-cell office:value-type="float" office:value="0.000725036256895" calcext:value-type="float">
            <text:p>0.000725036256895</text:p>
          </table:table-cell>
          <table:table-cell office:value-type="float" office:value="0.000840068843248" calcext:value-type="float">
            <text:p>0.000840068843248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100-10-5-100-500</text:p>
          </table:table-cell>
          <table:table-cell office:value-type="float" office:value="0.000693182009152" calcext:value-type="float">
            <text:p>0.000693182009152</text:p>
          </table:table-cell>
          <table:table-cell office:value-type="float" office:value="0.000847269375105" calcext:value-type="float">
            <text:p>0.000847269375105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20-10-5-100-1000</text:p>
          </table:table-cell>
          <table:table-cell office:value-type="float" office:value="0.000676385209731" calcext:value-type="float">
            <text:p>0.000676385209731</text:p>
          </table:table-cell>
          <table:table-cell office:value-type="float" office:value="0.000790676595048" calcext:value-type="float">
            <text:p>0.00079067659504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50-10-5-100-1000</text:p>
          </table:table-cell>
          <table:table-cell office:value-type="float" office:value="0.000568184649284" calcext:value-type="float">
            <text:p>0.000568184649284</text:p>
          </table:table-cell>
          <table:table-cell office:value-type="float" office:value="0.000798145410074" calcext:value-type="float">
            <text:p>0.00079814541007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100-10-5-100-1000</text:p>
          </table:table-cell>
          <table:table-cell office:value-type="float" office:value="0.000576594118084" calcext:value-type="float">
            <text:p>0.000576594118084</text:p>
          </table:table-cell>
          <table:table-cell office:value-type="float" office:value="0.000780464447006" calcext:value-type="float">
            <text:p>0.000780464447006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20-10-6-50-100</text:p>
          </table:table-cell>
          <table:table-cell office:value-type="float" office:value="0.000624467322849" calcext:value-type="float">
            <text:p>0.000624467322849</text:p>
          </table:table-cell>
          <table:table-cell office:value-type="float" office:value="0.000824337493802" calcext:value-type="float">
            <text:p>0.000824337493802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50-10-6-50-100</text:p>
          </table:table-cell>
          <table:table-cell office:value-type="float" office:value="0.000641958136172" calcext:value-type="float">
            <text:p>0.000641958136172</text:p>
          </table:table-cell>
          <table:table-cell office:value-type="float" office:value="0.000940832376296" calcext:value-type="float">
            <text:p>0.000940832376296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100-10-6-50-100</text:p>
          </table:table-cell>
          <table:table-cell office:value-type="float" office:value="0.000545515586128" calcext:value-type="float">
            <text:p>0.000545515586128</text:p>
          </table:table-cell>
          <table:table-cell office:value-type="float" office:value="0.000822201278331" calcext:value-type="float">
            <text:p>0.000822201278331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20-10-6-50-250</text:p>
          </table:table-cell>
          <table:table-cell office:value-type="float" office:value="0.000608961273603" calcext:value-type="float">
            <text:p>0.000608961273603</text:p>
          </table:table-cell>
          <table:table-cell office:value-type="float" office:value="0.00078489838742" calcext:value-type="float">
            <text:p>0.00078489838742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table:style-name="ce1" office:value-type="string" calcext:value-type="string">
            <text:p>50-10-6-50-250</text:p>
          </table:table-cell>
          <table:table-cell table:style-name="ce1" office:value-type="float" office:value="0.00051663711005" calcext:value-type="float">
            <text:p>0.00051663711005</text:p>
          </table:table-cell>
          <table:table-cell table:style-name="ce1" office:value-type="float" office:value="0.000736776351127" calcext:value-type="float">
            <text:p>0.000736776351127</text:p>
          </table:table-cell>
          <table:table-cell table:style-name="ce1"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100-10-6-50-250</text:p>
          </table:table-cell>
          <table:table-cell office:value-type="float" office:value="0.000602271150192" calcext:value-type="float">
            <text:p>0.000602271150192</text:p>
          </table:table-cell>
          <table:table-cell office:value-type="float" office:value="0.000771794626814" calcext:value-type="float">
            <text:p>0.000771794626814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table:style-name="ce1" office:value-type="string" calcext:value-type="string">
            <text:p>20-10-6-50-500</text:p>
          </table:table-cell>
          <table:table-cell table:style-name="ce1" office:value-type="float" office:value="0.00051430673135" calcext:value-type="float">
            <text:p>0.00051430673135</text:p>
          </table:table-cell>
          <table:table-cell table:style-name="ce1" office:value-type="float" office:value="0.000717047499872" calcext:value-type="float">
            <text:p>0.000717047499872</text:p>
          </table:table-cell>
          <table:table-cell table:style-name="ce1" office:value-type="float" office:value="1086" calcext:value-type="float">
            <text:p>1086</text:p>
          </table:table-cell>
        </table:table-row>
        <table:table-row table:style-name="ro1">
          <table:table-cell table:style-name="ce1" office:value-type="string" calcext:value-type="string">
            <text:p>50-10-6-50-500</text:p>
          </table:table-cell>
          <table:table-cell table:style-name="ce1" office:value-type="float" office:value="0.000530613294896" calcext:value-type="float">
            <text:p>0.000530613294896</text:p>
          </table:table-cell>
          <table:table-cell table:style-name="ce1" office:value-type="float" office:value="0.000683988052485" calcext:value-type="float">
            <text:p>0.000683988052485</text:p>
          </table:table-cell>
          <table:table-cell table:style-name="ce1" office:value-type="float" office:value="997" calcext:value-type="float">
            <text:p>997</text:p>
          </table:table-cell>
        </table:table-row>
        <table:table-row table:style-name="ro1">
          <table:table-cell table:style-name="ce1" office:value-type="string" calcext:value-type="string">
            <text:p>100-10-6-50-500</text:p>
          </table:table-cell>
          <table:table-cell table:style-name="ce1" office:value-type="float" office:value="0.000514261578661" calcext:value-type="float">
            <text:p>0.000514261578661</text:p>
          </table:table-cell>
          <table:table-cell table:style-name="ce1" office:value-type="float" office:value="0.000678165517964" calcext:value-type="float">
            <text:p>0.000678165517964</text:p>
          </table:table-cell>
          <table:table-cell table:style-name="ce1" office:value-type="float" office:value="1079" calcext:value-type="float">
            <text:p>1079</text:p>
          </table:table-cell>
        </table:table-row>
        <table:table-row table:style-name="ro1">
          <table:table-cell table:style-name="ce1" office:value-type="string" calcext:value-type="string">
            <text:p>20-10-6-100-200</text:p>
          </table:table-cell>
          <table:table-cell table:style-name="ce1" office:value-type="float" office:value="0.000615879386873" calcext:value-type="float">
            <text:p>0.000615879386873</text:p>
          </table:table-cell>
          <table:table-cell table:style-name="ce1" office:value-type="float" office:value="0.000729965867453" calcext:value-type="float">
            <text:p>0.000729965867453</text:p>
          </table:table-cell>
          <table:table-cell table:style-name="ce1"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50-10-6-100-200</text:p>
          </table:table-cell>
          <table:table-cell office:value-type="float" office:value="0.00067489463987" calcext:value-type="float">
            <text:p>0.00067489463987</text:p>
          </table:table-cell>
          <table:table-cell office:value-type="float" office:value="0.000833953770831" calcext:value-type="float">
            <text:p>0.000833953770831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100-10-6-100-200</text:p>
          </table:table-cell>
          <table:table-cell office:value-type="float" office:value="0.00052106117619" calcext:value-type="float">
            <text:p>0.00052106117619</text:p>
          </table:table-cell>
          <table:table-cell office:value-type="float" office:value="0.000760337596131" calcext:value-type="float">
            <text:p>0.000760337596131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style-name="ce1" office:value-type="string" calcext:value-type="string">
            <text:p>20-10-6-100-500</text:p>
          </table:table-cell>
          <table:table-cell table:style-name="ce1" office:value-type="float" office:value="0.000515576640997" calcext:value-type="float">
            <text:p>0.000515576640997</text:p>
          </table:table-cell>
          <table:table-cell table:style-name="ce1" office:value-type="float" office:value="0.000720561168503" calcext:value-type="float">
            <text:p>0.000720561168503</text:p>
          </table:table-cell>
          <table:table-cell table:style-name="ce1" office:value-type="float" office:value="924" calcext:value-type="float">
            <text:p>924</text:p>
          </table:table-cell>
        </table:table-row>
        <table:table-row table:style-name="ro1">
          <table:table-cell table:style-name="ce1" office:value-type="string" calcext:value-type="string">
            <text:p>50-10-6-100-500</text:p>
          </table:table-cell>
          <table:table-cell table:style-name="ce1" office:value-type="float" office:value="0.000540655076339" calcext:value-type="float">
            <text:p>0.000540655076339</text:p>
          </table:table-cell>
          <table:table-cell table:style-name="ce1" office:value-type="float" office:value="0.000715071718793" calcext:value-type="float">
            <text:p>0.000715071718793</text:p>
          </table:table-cell>
          <table:table-cell table:style-name="ce1" office:value-type="float" office:value="852" calcext:value-type="float">
            <text:p>852</text:p>
          </table:table-cell>
        </table:table-row>
        <table:table-row table:style-name="ro1">
          <table:table-cell table:style-name="ce2" office:value-type="string" calcext:value-type="string">
            <text:p>100-10-6-100-500</text:p>
          </table:table-cell>
          <table:table-cell table:style-name="ce2" office:value-type="float" office:value="0.000477686233251" calcext:value-type="float">
            <text:p>0.000477686233251</text:p>
          </table:table-cell>
          <table:table-cell table:style-name="ce2" office:value-type="float" office:value="0.00066703161019" calcext:value-type="float">
            <text:p>0.00066703161019</text:p>
          </table:table-cell>
          <table:table-cell table:style-name="ce2" office:value-type="float" office:value="959" calcext:value-type="float">
            <text:p>959</text:p>
          </table:table-cell>
        </table:table-row>
        <table:table-row table:style-name="ro1">
          <table:table-cell table:style-name="ce1" office:value-type="string" calcext:value-type="string">
            <text:p>20-10-6-100-1000</text:p>
          </table:table-cell>
          <table:table-cell table:style-name="ce1" office:value-type="float" office:value="0.00049278686382" calcext:value-type="float">
            <text:p>0.00049278686382</text:p>
          </table:table-cell>
          <table:table-cell table:style-name="ce1" office:value-type="float" office:value="0.000689136697694" calcext:value-type="float">
            <text:p>0.000689136697694</text:p>
          </table:table-cell>
          <table:table-cell table:style-name="ce1" office:value-type="float" office:value="836" calcext:value-type="float">
            <text:p>836</text:p>
          </table:table-cell>
        </table:table-row>
        <table:table-row table:style-name="ro1">
          <table:table-cell table:style-name="ce1" office:value-type="string" calcext:value-type="string">
            <text:p>50-10-6-100-1000</text:p>
          </table:table-cell>
          <table:table-cell table:style-name="ce1" office:value-type="float" office:value="0.00058066898497" calcext:value-type="float">
            <text:p>0.00058066898497</text:p>
          </table:table-cell>
          <table:table-cell table:style-name="ce1" office:value-type="float" office:value="0.000731588022101" calcext:value-type="float">
            <text:p>0.000731588022101</text:p>
          </table:table-cell>
          <table:table-cell table:style-name="ce1"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100-10-6-100-1000</text:p>
          </table:table-cell>
          <table:table-cell office:value-type="float" office:value="0.000566946218824" calcext:value-type="float">
            <text:p>0.000566946218824</text:p>
          </table:table-cell>
          <table:table-cell office:value-type="float" office:value="0.000760509729992" calcext:value-type="float">
            <text:p>0.000760509729992</text:p>
          </table:table-cell>
          <table:table-cell office:value-type="float" office:value="702" calcext:value-type="float">
            <text:p>7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7T13:59:00.043300282</dc:date>
    <meta:editing-duration>PT2M12S</meta:editing-duration>
    <meta:editing-cycles>1</meta:editing-cycles>
    <meta:document-statistic meta:table-count="1" meta:cell-count="147" meta:object-count="0"/>
    <meta:generator>LibreOffice/6.0.7.3$Linux_X86_64 LibreOffice_project/00m0$Build-3</meta:generator>
  </office:meta>
</office:document-meta>
</file>